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T1" style:family="text">
      <style:text-properties fo:font-weight="bold"/>
    </style:style>
    <style:style style:name="T2" style:family="text">
      <style:text-properties fo:color="#00008b"/>
    </style:style>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style>
    <text:list-style style:name="L2">
      <text:list-level-style-bullet text:level="1" text:bullet-char="•">
        <style:text-properties style:font-name="FreeSerif"/>
        <style:list-level-properties text:min-label-width="0.3in" text:space-before="0.508000cm"/>
      </text:list-level-style-bullet>
    </text:list-style>
    <text:list-style style:name="L3">
      <text:list-level-style-bullet text:level="1" text:bullet-char="•">
        <style:text-properties style:font-name="FreeSerif"/>
        <style:list-level-properties text:min-label-width="0.3in" text:space-before="0.508000cm"/>
      </text:list-level-style-bullet>
    </text:list-style>
  </office:automatic-styles>
  <office:body>
    <office:text>
      <text:p text:style-name="Heading 1">Mapnik</text:p>
      <text:p text:style-name="Heading 2">About</text:p>
      <text:p text:style-name="Normal">This LiveDVD includes <text:span text:style-name="T1">Mapnik 0.5.1</text:span>, the packaged release for Ubuntu Jaunty, along with a demo web application using <text:a xlink:href="http://openlayers.org/">OpenLayers</text:a> and <text:a xlink:href="http://bitbucket.org/springmeyer/tilelite/">Tilelite</text:a>. If you like what you see, we recommend running the Mapnik 0.6.x series which is available in the latest Ubuntu release known as <text:span text:style-name="T1">"Karmic"</text:span>. Intrepid users may want to try running through the excellent Mapnik, <text:a xlink:href="http://trac.mapnik.org/wiki/Nik2Img">Nik2img</text:a>, and <text:a xlink:href="http://mike.teczno.com/notes/cascadenik.html">Cascadenik</text:a> tutorial as part of the Amazon Image from <text:a xlink:href="http://mapsfromscratch.com/">http://mapsfromscratch.com/</text:a>. </text:p>
      <text:p text:style-name="Normal"/>
      <text:p text:style-name="Heading 2"><text:span text:style-name="T2">What is Mapnik?</text:span></text:p>
      <text:p text:style-name="Normal"><text:a xlink:href="http%3a//mapnik.org"><text:span text:style-name="T2">Mapnik</text:span></text:a><text:span text:style-name="T2"> is an </text:span><text:a xlink:href="http%3a//www.opensource.org"><text:span text:style-name="T2">Open Source</text:span></text:a><text:span text:style-name="T2"> Toolkit for developing mapping applications. Above all Mapnik is about making beautiful maps. It is easily extensible and suitable for both desktop and web development. </text:span></text:p>
      <text:p text:style-name="Normal"><text:span text:style-name="T2">Mapnik is written in C++ and there are Python bindings to facilitate fast-paced agile development within web frameworks such as Django, Pylons, or Turbogears. </text:span></text:p>
      <text:p text:style-name="Normal"><text:span text:style-name="T2">One of its many users is the </text:span><text:a xlink:href="http://openstreetmap.org/"><text:span text:style-name="T2">OpenStreetMap project (OSM)</text:span></text:a><text:span text:style-name="T2"> which uses it in combination with an Apache Web Server module (</text:span><text:a xlink:href="http://wiki.openstreetmap.org/index.php/Mod_tile"><text:span text:style-name="T2">mod_tile</text:span></text:a><text:span text:style-name="T2">) to render tiles that make up the main </text:span><text:a xlink:href="http://wiki.openstreetmap.org/wiki/Mapnik"><text:span text:style-name="T2">OSM 'Slippy Map' Layer</text:span></text:a><text:span text:style-name="T2">. An </text:span><text:a xlink:href="http://trac.mapnik.org/wiki/XMLConfigReference"><text:span text:style-name="T2">XML file</text:span></text:a><text:span text:style-name="T2"> can be used to define a collection of mapping objects that determine the appearance of a map, or objects can be constructed programatically in C++ or Python. </text:span><text:a xlink:href="http://mapnik-consulting.com/"><text:span text:style-name="T2">Artem Pavlenko</text:span></text:a><text:span text:style-name="T2">, the original developer of Mapnik, set out with the explicit goal of creating beautiful maps by employing the subpixel anti-aliasing of the Anti-Grain Geometry (AGG) library. Artem's work has attracted a large array of </text:span><text:a xlink:href="http://www.ohloh.net/p/mapnik/contributors"><text:span text:style-name="T2">active contributers</text:span></text:a><text:span text:style-name="T2"> that currently work on all aspects of </text:span><text:a xlink:href="https://trac.mapnik.org/roadmap"><text:span text:style-name="T2">Mapnik development</text:span></text:a><text:span text:style-name="T2">. Mapnik now also has a powerful </text:span><text:a xlink:href="http://cairographics.org/"><text:span text:style-name="T2">Cairo Graphics</text:span></text:a><text:span text:style-name="T2"> rendering backend for vector output, a solid set of </text:span><text:a xlink:href="http://svn.mapnik.org/trunk/docs/api_docs/python/mapnik-module.html#Datasource"><text:span text:style-name="T2">datasource plugins</text:span></text:a><text:span text:style-name="T2">, and a </text:span><text:a xlink:href="http://trac.mapnik.org/wiki/TextSymbolizer"><text:span text:style-name="T2">wealth of parameters</text:span></text:a><text:span text:style-name="T2"> to customize labeling output. When it comes to handling common software tasks such as memory management, filesystem access, regular expressions, and XML parsing, Mapnik utilizes the </text:span><text:a xlink:href="http://www.boost.org/"><text:span text:style-name="T2">Boost C++ Libraries</text:span></text:a><text:span text:style-name="T2">. </text:span></text:p>
      <text:p text:style-name="Heading 2"><text:span text:style-name="T2">Features of this LiveDVD</text:span></text:p>
      <text:p text:style-name="Normal"><text:span text:style-name="T2">Mapnik and its python bindings are installed and ready to be used for scripting on this machine.</text:span></text:p>
      <text:p text:style-name="Normal"><text:span text:style-name="T2">In addition a basic demo application that hints at the rich features and rendering capabilities of Mapnik is pre-installed. To run the demo, which shows serving tiles into OpenLayers through Mapnik in the OSM/Google tile scheme, just follow these steps:</text:span></text:p>
      <text:list text:style-name="L1">
        <text:list-item>
          <text:p text:style-name="P1"><text:tab/>Click on the Desktop Icon called <text:span text:style-name="T1">'Start Mapnik &amp; TileLite'</text:span></text:p>
        </text:list-item>
        <text:list-item>
          <text:p text:style-name="P1"><text:tab/>The server should start in a terminal window and output basic debugging information</text:p>
        </text:list-item>
        <text:list-item>
          <text:p text:style-name="P1"><text:tab/>Check to make sure the server is working by visiting the <text:a xlink:href="http%3a//localhost%3a8000">TileLite Welcome Page</text:a> on port 8000</text:p>
        </text:list-item>
        <text:list-item>
          <text:p text:style-name="P1"><text:tab/>Then visit the example <text:a xlink:href="file:///usr/local/share/mapnik/demo/openlayers.html">TileLite OpenLayers "World Population"</text:a> demo application page</text:p>
        </text:list-item>
      </text:list>
      <text:p text:style-name="Normal">Other things to do include: </text:p>
      <text:list text:style-name="L2">
        <text:list-item>
          <text:p text:style-name="P1"><text:tab/>Installing the <text:a xlink:href="http://bitbucket.org/springmeyer/quantumnik/">Quantumnik Plugin</text:a>, which enables Mapnik features within QGIS.</text:p>
        </text:list-item>
        <text:list-item>
          <text:p text:style-name="P1"><text:tab/>Installing <text:a xlink:href="http://code.google.com/p/mapnik-utils/wiki/Cascadenik">Cascadenik</text:a> and following the basic tutorials for styling maps with CSS.</text:p>
        </text:list-item>
        <text:list-item>
          <text:p text:style-name="P1"><text:tab/>Installing <text:a xlink:href="http://code.google.com/p/mapnik-utils/wiki/Nik2Img">Nik2img</text:a> and rendering maps from the commandline using the provided <text:a xlink:href="file:///usr/local/share/mapnik/demo/">example "population.xml" mapfile.</text:a></text:p>
        </text:list-item>
      </text:list>
      <text:p text:style-name="Normal">The Mapnik team hopes that these will spark your interest to delve deeper into using the Mapnik library. If you are looking for a one-stop solution for serving your various formats of geodata via the web, look to MapServer or Geoserver. But, if you have the highest expectations for cartographic quality, enjoy working with OpenStreetMap data, or wish to develop an application in C++ or Python then Mapnik may be worth a closer look.</text:p>
      <text:p text:style-name="Heading 2"><text:span text:style-name="T2">How does it compare to GeoServer and MapServer?</text:span></text:p>
      <text:p text:style-name="Normal"><text:span text:style-name="T2">As a rendering engine it has very similiar core functionality to MapServer and GeoServer. With enough effort you should be able to get nearly the same output out of each renderer as far as crisp antialiased lines, good text labeling, and speedy access to large datasets.</text:span></text:p>
      <text:p text:style-name="Normal"><text:span text:style-name="T2">Like GeoServer, Mapnik uses an XML format to store styles which is akin to the OGC Symbology Encoding spec, but Mapnik departs from the SE spec in some places using a more concise format and extends the spec by supporting inline XML layer definitions. Unlike Geoserver, Mapnik focuses purely on rendering and is most powerful when used programmatically (in C++ or Python) and does not provide a graphical administration panel for loading layers or styles. </text:span></text:p>
      <text:p text:style-name="Normal"><text:span text:style-name="T2">Like MapServer, Mapnik has fully-featured python language bindings that expose a large set of GIS features such as coordinate reprojection, data introspection, zooming and panning ability, and the loading of an array of datasources. Unlike MapServer, Mapnik does not feature a standard WMS CGI application like 'mapserv' cgi but is more commonly used to generate tile sets using either </text:span><text:a xlink:href="http://wiki.openstreetmap.org/index.php/Mod_tile"><text:span text:style-name="T2">Mod_tile</text:span></text:a><text:span text:style-name="T2">, </text:span><text:a xlink:href="http://tilecache.org/"><text:span text:style-name="T2">TileCache</text:span></text:a><text:span text:style-name="T2">, or </text:span><text:a xlink:href="http://bitbucket.org/springmeyer/tilelite/"><text:span text:style-name="T2">TileLite</text:span></text:a><text:span text:style-name="T2">, or as a graphics engine in a standalone application written in python or C++ (Mapnik users are frequently seen rolling cross platform desktop and web applications using either </text:span><text:a xlink:href="http://qt.nokia.com/products"><text:span text:style-name="T2">QT</text:span></text:a><text:span text:style-name="T2">, </text:span><text:a xlink:href="http://www.wxpython.org/"><text:span text:style-name="T2">WXPython</text:span></text:a><text:span text:style-name="T2">, or </text:span><text:a xlink:href="http://www.djangoproject.com/"><text:span text:style-name="T2">Django</text:span></text:a><text:span text:style-name="T2">).</text:span></text:p>
      <text:p text:style-name="Normal"/>
      <text:p text:style-name="Heading 2"><text:span text:style-name="T2">Further Resources</text:span></text:p>
      <text:list text:style-name="L3">
        <text:list-item>
          <text:p text:style-name="P1"><text:tab/><text:a xlink:href="http%3a//mapnik.org">Mapnik Main Site</text:a></text:p>
        </text:list-item>
        <text:list-item>
          <text:p text:style-name="P1"><text:tab/><text:a xlink:href="http%3a//trac.mapnik.org">Mapnik Documentation and Trac Wiki</text:a></text:p>
        </text:list-item>
        <text:list-item>
          <text:p text:style-name="P1"><text:tab/><text:a xlink:href="http://en.wikipedia.org/wiki/Mapnik">Mapnik on Wikipedia</text:a></text:p>
        </text:list-item>
        <text:list-item>
          <text:p text:style-name="P1"><text:tab/><text:a xlink:href="http://mike.teczno.com/notes/mapnik.html">"Making Sense of Mapnik"</text:a></text:p>
        </text:list-item>
        <text:list-item>
          <text:p text:style-name="P1"><text:tab/><text:a xlink:href="http://mike.teczno.com/notes/tile-drawer.html">TileDrawer</text:a></text:p>
        </text:list-item>
        <text:list-item>
          <text:p text:style-name="P1"><text:tab/><text:a xlink:href="http://code.google.com/p/mapnik-utils/">Mapnik-utils</text:a></text:p>
        </text:list-item>
      </text:list>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